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Times New Roman" svg:font-family="'Times New Roman'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2pt"/>
    </style:style>
    <style:style style:name="P3" style:family="paragraph" style:parent-style-name="Standard">
      <style:text-properties style:font-name="Times New Roman" fo:font-size="12pt" fo:font-weight="bold"/>
    </style:style>
    <style:style style:name="P4" style:family="paragraph" style:parent-style-name="Standard">
      <style:text-properties style:font-name="Times New Roman" fo:font-size="12pt" fo:font-weight="bold" style:font-size-asian="12pt" style:font-size-complex="12pt"/>
    </style:style>
    <style:style style:name="P5" style:family="paragraph" style:parent-style-name="Standard">
      <style:text-properties style:font-name="Times New Roman" fo:font-size="12pt" fo:font-weight="bold" officeooo:paragraph-rsid="002ac0c7"/>
    </style:style>
    <style:style style:name="P6" style:family="paragraph" style:parent-style-name="Standard">
      <style:text-properties style:font-name="Times New Roman" fo:font-size="11pt"/>
    </style:style>
    <style:style style:name="P7" style:family="paragraph" style:parent-style-name="Standard">
      <style:text-properties style:font-name="Times New Roman" fo:font-size="11pt" fo:font-weight="bold"/>
    </style:style>
    <style:style style:name="P8" style:family="paragraph" style:parent-style-name="Standard">
      <style:text-properties style:font-name="Times New Roman" fo:font-size="11pt" fo:font-weight="normal" officeooo:rsid="00182175" officeooo:paragraph-rsid="00182175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Times New Roman" fo:font-size="11pt" officeooo:rsid="00274fd3" officeooo:paragraph-rsid="00274fd3"/>
    </style:style>
    <style:style style:name="P10" style:family="paragraph" style:parent-style-name="Standard">
      <style:text-properties style:font-name="Times New Roman" fo:font-size="16pt" fo:font-weight="bold"/>
    </style:style>
    <style:style style:name="P11" style:family="paragraph" style:parent-style-name="Standard">
      <style:text-properties style:font-name="Times New Roman" fo:font-size="14pt" fo:font-weight="bold"/>
    </style:style>
    <style:style style:name="P12" style:family="paragraph" style:parent-style-name="Standard">
      <style:text-properties fo:color="#222222" style:font-name="Times New Roman" fo:font-size="11pt" fo:letter-spacing="normal" officeooo:rsid="0028cfba" officeooo:paragraph-rsid="0028cfba"/>
    </style:style>
    <style:style style:name="P13" style:family="paragraph" style:parent-style-name="Standard">
      <style:text-properties style:font-name="Times New Roman" fo:font-size="12pt" fo:font-weight="bold" officeooo:rsid="002ac0c7" officeooo:paragraph-rsid="002ac0c7" style:font-size-asian="12pt" style:font-size-complex="12pt"/>
    </style:style>
    <style:style style:name="P14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 fo:font-size="11pt"/>
    </style:style>
    <style:style style:name="P15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 fo:font-size="11pt" officeooo:rsid="00326107" officeooo:paragraph-rsid="00326107"/>
    </style:style>
    <style:style style:name="P16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 fo:font-size="11pt" officeooo:rsid="0019fd6f" officeooo:paragraph-rsid="0019fd6f"/>
    </style:style>
    <style:style style:name="P17" style:family="paragraph" style:parent-style-name="Standard" style:list-style-name="L1" style:master-page-name="">
      <style:paragraph-properties fo:margin-left="1.3cm" fo:margin-right="0cm" fo:text-indent="-1.3cm" style:auto-text-indent="false" style:page-number="auto">
        <style:tab-stops>
          <style:tab-stop style:position="0.388cm"/>
          <style:tab-stop style:position="1.27cm"/>
        </style:tab-stops>
      </style:paragraph-properties>
      <style:text-properties style:font-name="Times New Roman" fo:font-size="11pt"/>
    </style:style>
    <style:style style:name="T1" style:family="text">
      <style:text-properties fo:font-weight="bold"/>
    </style:style>
    <style:style style:name="T2" style:family="text">
      <style:text-properties officeooo:rsid="0018cf78"/>
    </style:style>
    <style:style style:name="T3" style:family="text">
      <style:text-properties officeooo:rsid="001dbf8d"/>
    </style:style>
    <style:style style:name="T4" style:family="text">
      <style:text-properties officeooo:rsid="001f2f0f"/>
    </style:style>
    <style:style style:name="T5" style:family="text">
      <style:text-properties officeooo:rsid="002526dd"/>
    </style:style>
    <style:style style:name="T6" style:family="text">
      <style:text-properties officeooo:rsid="0026b384"/>
    </style:style>
    <style:style style:name="T7" style:family="text">
      <style:text-properties officeooo:rsid="00274fd3"/>
    </style:style>
    <style:style style:name="T8" style:family="text">
      <style:text-properties officeooo:rsid="00288f85"/>
    </style:style>
    <style:style style:name="T9" style:family="text">
      <style:text-properties officeooo:rsid="002a1799"/>
    </style:style>
    <style:style style:name="T10" style:family="text">
      <style:text-properties officeooo:rsid="002b13af"/>
    </style:style>
    <style:style style:name="T11" style:family="text">
      <style:text-properties officeooo:rsid="002d1f94"/>
    </style:style>
    <style:style style:name="T12" style:family="text">
      <style:text-properties officeooo:rsid="002e5836"/>
    </style:style>
    <style:style style:name="T13" style:family="text">
      <style:text-properties officeooo:rsid="0030a9b6"/>
    </style:style>
    <style:style style:name="T14" style:family="text">
      <style:text-properties style:font-size-asian="12pt" style:font-size-complex="12pt"/>
    </style:style>
    <style:style style:name="T15" style:family="text">
      <style:text-properties officeooo:rsid="002ac0c7" style:font-size-asian="12pt" style:font-size-complex="12pt"/>
    </style:style>
    <style:style style:name="T16" style:family="text">
      <style:text-properties officeooo:rsid="00354a25" style:font-size-asian="12pt" style:font-size-complex="12pt"/>
    </style:style>
    <style:style style:name="T17" style:family="text">
      <style:text-properties officeooo:rsid="00354a25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ala Subrahmanyam Varanasi</text:p>
      <text:p text:style-name="P2">Email: <text:a xlink:type="simple" xlink:href="mailto:vabasu@gmail.com" text:style-name="Internet_20_link" text:visited-style-name="Visited_20_Internet_20_Link">vabasu@gmail.com</text:a></text:p>
      <text:p text:style-name="P2">Mobile: +<text:span text:style-name="T5">919819633692</text:span></text:p>
      <text:p text:style-name="P11"/>
      <text:p text:style-name="P11">Summary</text:p>
      <text:p text:style-name="P12">A <text:span text:style-name="T17">Senior </text:span>Software Engineer with four years of professional experience in the areas of Development, Design and Management of various Web and Mobile applications using Python/Django, Ruby on Rails and Android. Also, an Open-Source Enthusiast who loves to learn and teach open source tools.</text:p>
      <text:p text:style-name="P6"/>
      <text:p text:style-name="P11">Experience</text:p>
      <text:p text:style-name="P5"><text:span text:style-name="T16">Senior Software Engineer</text:span><text:span text:style-name="T14"> at </text:span><text:span text:style-name="T15">Glitterbug Technology</text:span><text:span text:style-name="T14">, </text:span><text:span text:style-name="T15">November </text:span><text:span text:style-name="T14">2015 – </text:span><text:span text:style-name="T15">Present</text:span></text:p>
      <text:p text:style-name="P13"/>
      <text:p text:style-name="P4">Software Engineer at TinyOwl Technology, April 2015 – <text:span text:style-name="T9">November 2015</text:span></text:p>
      <text:p text:style-name="P8"><text:span text:style-name="T10">Responsible for developing and maintaining micro service app</text:span>lication<text:span text:style-name="T4">s using Ruby On Rails, MongoDB, PostgreSQL, Redis, AWS and etc…</text:span></text:p>
      <text:p text:style-name="P11"/>
      <text:p text:style-name="P3">Founder at Firebolt Labs, Aug 2014 – <text:span text:style-name="T2">April 2015</text:span></text:p>
      <text:p text:style-name="P6">Head<text:span text:style-name="T3">ed</text:span> the day-to-day-operations, as well as <text:span text:style-name="T3">handled</text:span> the company’s product and consulting projects.</text:p>
      <text:p text:style-name="P6"/>
      <text:p text:style-name="P3">Software Develop<text:span text:style-name="T6">er </text:span>at Crypsis Technologies, Sept 2013 - July 2014</text:p>
      <text:p text:style-name="P6"><text:span text:style-name="T8">Responsible for</text:span> the development of web and mobile apps using various technologies like Ruby on Rails,</text:p>
      <text:p text:style-name="P6">Android and NodeJS.</text:p>
      <text:p text:style-name="P6"/>
      <text:p text:style-name="P3">Intern and Software Developer at Agiliq Info Solutions, Dec 2011 – Aug 2013</text:p>
      <text:p text:style-name="P6">Worked with several clients across the globe on various projects and helped them in building various web and mobile apps using Python/Django and Android.</text:p>
      <text:p text:style-name="P6"/>
      <text:p text:style-name="P11">Interests</text:p>
      <text:p text:style-name="P6">FOSS, Web Development, Mobile Development <text:span text:style-name="T11">and DevOps</text:span>.</text:p>
      <text:p text:style-name="P6"/>
      <text:p text:style-name="P11">Skills</text:p>
      <text:p text:style-name="P6"><text:span text:style-name="T12">Data Structures</text:span>, <text:span text:style-name="T12">Algorithms, Databases, Python,</text:span> Django, Ruby on Rails, <text:span text:style-name="T13">Ansible,</text:span> GIT.</text:p>
      <text:p text:style-name="P6"/>
      <text:p text:style-name="P11">Projects</text:p>
      <text:p text:style-name="P7"/>
      <text:p text:style-name="P7">Open Source</text:p>
      <text:list xml:id="list6567153239616976153" text:style-name="L1">
        <text:list-item>
          <text:p text:style-name="P14"><text:a xlink:type="simple" xlink:href="https://github.com/agiliq/django-graphos/commits?author=Balu-Varanasi" text:style-name="Internet_20_link" text:visited-style-name="Visited_20_Internet_20_Link">Feature Development</text:a> in <text:a xlink:type="simple" xlink:href="https://github.com/agiliq/django-graphos" text:style-name="Internet_20_link" text:visited-style-name="Visited_20_Internet_20_Link">django-graphos</text:a>.</text:p>
        </text:list-item>
        <text:list-item>
          <text:p text:style-name="P14"><text:a xlink:type="simple" xlink:href="https://github.com/scikit-learn/scikit-learn/commits?author=Balu-Varanasi" text:style-name="Internet_20_link" text:visited-style-name="Visited_20_Internet_20_Link">Bugfixes and pep8 improvements</text:a> in <text:a xlink:type="simple" xlink:href="http://scikit-learn.org/" text:style-name="Internet_20_link" text:visited-style-name="Visited_20_Internet_20_Link">scikit-learn</text:a>.</text:p>
        </text:list-item>
        <text:list-item>
          <text:p text:style-name="P14"><text:a xlink:type="simple" xlink:href="https://github.com/joblib/joblib/commits?author=Balu-Varanasi" text:style-name="Internet_20_link" text:visited-style-name="Visited_20_Internet_20_Link">pep8 improvements</text:a> in <text:a xlink:type="simple" xlink:href="http://packages.python.org/joblib/" text:style-name="Internet_20_link" text:visited-style-name="Visited_20_Internet_20_Link">joblib</text:a>.</text:p>
        </text:list-item>
        <text:list-item>
          <text:p text:style-name="P14"><text:a xlink:type="simple" xlink:href="https://github.com/Balu-Varanasi/sentiment-analyzer" text:style-name="Internet_20_link" text:visited-style-name="Visited_20_Internet_20_Link">Sentiment Analyzer</text:a>, a simple sentiment classification tool for Telugu Language.</text:p>
        </text:list-item>
        <text:list-item>
          <text:p text:style-name="P14"><text:a xlink:type="simple" xlink:href="https://github.com/agiliq/join.agiliq.com/commits?author=Balu-Varanasi" text:style-name="Internet_20_link" text:visited-style-name="Visited_20_Internet_20_Link">Feature Improvements and Test Cases</text:a> in <text:a xlink:type="simple" xlink:href="https://github.com/agiliq/join.agiliq.com/" text:style-name="Internet_20_link" text:visited-style-name="Visited_20_Internet_20_Link">Join.agiliq.com</text:a></text:p>
        </text:list-item>
        <text:list-item>
          <text:p text:style-name="P14"><text:a xlink:type="simple" xlink:href="https://github.com/agiliq/djenofdjango/commits?author=Balu-Varanasi" text:style-name="Internet_20_link" text:visited-style-name="Visited_20_Internet_20_Link">Improvments to code samples</text:a> in <text:a xlink:type="simple" xlink:href="http://agiliq.com/books/djenofdjango" text:style-name="Internet_20_link" text:visited-style-name="Visited_20_Internet_20_Link">DjenOfDjango</text:a>.</text:p>
        </text:list-item>
      </text:list>
      <text:p text:style-name="P1"/>
      <text:p text:style-name="P7">Django Applications</text:p>
      <text:list xml:id="list170844591408650" text:style-name="L1">
        <text:list-item>
          <text:p text:style-name="P15"><text:a xlink:type="simple" xlink:href="https://www.coverfox.com/" text:style-name="Internet_20_link" text:visited-style-name="Visited_20_Internet_20_Link">CoverFox Insurance</text:a>, an online insurance destination. </text:p>
        </text:list-item>
        <text:list-item>
          <text:p text:style-name="P14"><text:a xlink:type="simple" xlink:href="https://sufo.org/" text:style-name="Internet_20_link" text:visited-style-name="Visited_20_Internet_20_Link">Sufo</text:a>, an Educational Video site for Physicians.</text:p>
        </text:list-item>
        <text:list-item>
          <text:p text:style-name="P14">Feature Developments in <text:a xlink:type="simple" xlink:href="http://www.suggestar.com/" text:style-name="Internet_20_link" text:visited-style-name="Visited_20_Internet_20_Link">Suggestar</text:a>.</text:p>
        </text:list-item>
        <text:list-item>
          <text:p text:style-name="P17">Customized the Django Admin CMS for <text:a xlink:type="simple" xlink:href="http://www.cinesport.com/" text:style-name="Internet_20_link" text:visited-style-name="Visited_20_Internet_20_Link">CineSport</text:a>, an innovative web video syndication company.</text:p>
        </text:list-item>
        <text:list-item>
          <text:p text:style-name="P14">Feature Development in <text:a xlink:type="simple" xlink:href="http://www.traveldojo.com/" text:style-name="Internet_20_link" text:visited-style-name="Visited_20_Internet_20_Link">TravelDojo</text:a>, a company to create travel guides to the Southeast Asia region.</text:p>
        </text:list-item>
        <text:list-item>
          <text:p text:style-name="P14">Testing and Bugfixes <text:a xlink:type="simple" xlink:href="https://www.occasiohealth.org/" text:style-name="Internet_20_link" text:visited-style-name="Visited_20_Internet_20_Link">Ocassio Health Strategies</text:a>.</text:p>
        </text:list-item>
        <text:list-item>
          <text:p text:style-name="P14">Seeded <text:a xlink:type="simple" xlink:href="http://hyderabadwiki.com/" text:style-name="Internet_20_link" text:visited-style-name="Visited_20_Internet_20_Link">HyderabadWiki</text:a> with Wikipedia dump in LocalWiki Format.</text:p>
        </text:list-item>
        <text:list-item>
          <text:p text:style-name="P14"><text:soft-page-break/><text:a xlink:type="simple" xlink:href="https://github.com/Balu-Varanasi/The_Xaming_Arena" text:style-name="Internet_20_link" text:visited-style-name="Visited_20_Internet_20_Link">The Xaming Arena</text:a>, a simple Online Examination system using Django framework.</text:p>
        </text:list-item>
      </text:list>
      <text:p text:style-name="P7"/>
      <text:p text:style-name="P7"/>
      <text:p text:style-name="P7"/>
      <text:p text:style-name="P7">Ruby on Rails Applications</text:p>
      <text:list xml:id="list170844812566667" text:style-name="L1">
        <text:list-item>
          <text:p text:style-name="P16"><text:a xlink:type="simple" xlink:href="http://tinyowl.com/" text:style-name="Internet_20_link" text:visited-style-name="Visited_20_Internet_20_Link">TinyOwl</text:a>, a food ordering application.</text:p>
        </text:list-item>
        <text:list-item>
          <text:p text:style-name="P14">Mr Delicious, an online food delivery system.</text:p>
        </text:list-item>
        <text:list-item>
          <text:p text:style-name="P14"><text:a xlink:type="simple" xlink:href="http://investmentclub.stockviews.com/" text:style-name="Internet_20_link" text:visited-style-name="Visited_20_Internet_20_Link">Investment Club</text:a> by <text:a xlink:type="simple" xlink:href="http://www.stockviews.com/" text:style-name="Internet_20_link" text:visited-style-name="Visited_20_Internet_20_Link">StockViews</text:a>.</text:p>
        </text:list-item>
        <text:list-item>
          <text:p text:style-name="P14">Feature Development in <text:a xlink:type="simple" xlink:href="http://swym.it/" text:style-name="Internet_20_link" text:visited-style-name="Visited_20_Internet_20_Link">Swym</text:a>.</text:p>
        </text:list-item>
        <text:list-item>
          <text:p text:style-name="P14"><text:a xlink:type="simple" xlink:href="http://myvirtualanalyst.com/" text:style-name="Internet_20_link" text:visited-style-name="Visited_20_Internet_20_Link">Virtual Analyst</text:a> by <text:a xlink:type="simple" xlink:href="http://analyticsintelligence.com/" text:style-name="Internet_20_link" text:visited-style-name="Visited_20_Internet_20_Link">Analytics Intelligence</text:a>.</text:p>
        </text:list-item>
        <text:list-item>
          <text:p text:style-name="P14">Feature Developments and Test Cases Development in <text:a xlink:type="simple" xlink:href="http://dev.megagolfvirtualleague.com/" text:style-name="Internet_20_link" text:visited-style-name="Visited_20_Internet_20_Link">Mega Golf Virtual League</text:a>.</text:p>
        </text:list-item>
      </text:list>
      <text:p text:style-name="P7"/>
      <text:p text:style-name="P7">Android Applications</text:p>
      <text:list xml:id="list170845552059155" text:style-name="L1">
        <text:list-item>
          <text:p text:style-name="P14">“Windows Ambassador”, an application by Microsoft.</text:p>
        </text:list-item>
        <text:list-item>
          <text:p text:style-name="P14">“Where's My App?”, checks the availability status of apps and games in the Windows Phone Store.</text:p>
        </text:list-item>
        <text:list-item>
          <text:p text:style-name="P14">“<text:a xlink:type="simple" xlink:href="https://github.com/Balu-Varanasi/BabyNamesApp" text:style-name="Internet_20_link" text:visited-style-name="Visited_20_Internet_20_Link">Baby Names</text:a>”, a simple android app to choose a baby name.</text:p>
        </text:list-item>
      </text:list>
      <text:p text:style-name="P11"/>
      <text:p text:style-name="P11">Publications</text:p>
      <text:p text:style-name="P6">“Python Requests Essentials”, a book which showcases fundamental as well as advanced Python Requests concepts. <text:span text:style-name="T7">(ISBN-10: 1784395412) (ISBN-13: 978-1784395414)</text:span></text:p>
      <text:p text:style-name="P9"/>
      <text:p text:style-name="P11">Education</text:p>
      <text:list xml:id="list170844710515986" text:style-name="L1">
        <text:list-item>
          <text:p text:style-name="P14"><text:span text:style-name="T1">Batchelor of Technology</text:span>, Information Technology from Vishnu Institute of Technology, 2008 – 2012.</text:p>
        </text:list-item>
        <text:list-item>
          <text:p text:style-name="P14"><text:span text:style-name="T1">Intermediate Education</text:span> from Santhiniketan Junior College, 2006 – 2008.</text:p>
        </text:list-item>
        <text:list-item>
          <text:p text:style-name="P14"><text:span text:style-name="T1">SSC</text:span> from G.V&amp;K.B.M School, 2006.</text:p>
        </text:list-item>
      </text:list>
      <text:p text:style-name="P1"/>
      <text:p text:style-name="P11">As a Speaker</text:p>
      <text:p text:style-name="P6">PyCon India, 2013; SciPy 2011 &amp; 2013 and CoDec 201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Times New Roman" svg:font-family="'Times New Roman'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08-27T11:29:55.344845407</dc:date>
    <meta:editing-duration>PT53M59S</meta:editing-duration>
    <meta:editing-cycles>32</meta:editing-cycles>
    <meta:document-statistic meta:table-count="0" meta:image-count="0" meta:object-count="0" meta:page-count="2" meta:paragraph-count="56" meta:word-count="467" meta:character-count="3166" meta:non-whitespace-character-count="2774"/>
  </office:meta>
</office:document-meta>
</file>